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B000002C2497468E6B1AF164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4a0" officeooo:paragraph-rsid="001d8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Architecture</text:p>
      <text:p text:style-name="P1"><draw:frame draw:style-name="fr1" draw:name="Image1" text:anchor-type="char" svg:x="0.159cm" svg:y="0.397cm" svg:width="17cm" svg:height="8.093cm" draw:z-index="0"><draw:image xlink:href="Pictures/10000000000005CB000002C2497468E6B1AF164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1:23:57.207631643</meta:creation-date>
    <dc:date>2021-01-14T11:33:16.078337633</dc:date>
    <meta:editing-duration>PT9M19S</meta:editing-duration>
    <meta:editing-cycles>1</meta:editing-cycles>
    <meta:document-statistic meta:table-count="0" meta:image-count="1" meta:object-count="0" meta:page-count="1" meta:paragraph-count="1" meta:word-count="2" meta:character-count="18" meta:non-whitespace-character-count="17"/>
    <meta:generator>LibreOffice/6.4.2.2$Linux_X86_64 LibreOffice_project/40$Build-2</meta:generator>
  </office:meta>
</office:document-meta>
</file>